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dca" officeooo:paragraph-rsid="00195dca"/>
    </style:style>
    <style:style style:name="P2" style:family="paragraph" style:parent-style-name="Standard">
      <style:text-properties fo:font-weight="bold" officeooo:rsid="00195dca" officeooo:paragraph-rsid="00195dca" style:font-weight-asian="bold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</text:p>
      <text:p text:style-name="P1">-----</text:p>
      <text:p text:style-name="P1"></text:p>
      <text:p text:style-name="P1">* Can everybody hear me properly?</text:p>
      <text:p text:style-name="P1"></text:p>
      <text:p text:style-name="P1">* New Years Resolutions: public speaking</text:p>
      <text:p text:style-name="P1">* appeal: teach</text:p>
      <text:p text:style-name="P1">* bravery</text:p>
      <text:p text:style-name="P1">* what to talk about?</text:p>
      <text:p text:style-name="P1">* my background: language and computer science</text:p>
      <text:p text:style-name="P1">-&gt; nlp :)</text:p>
      <text:p text:style-name="P1"></text:p>
      <text:p text:style-name="P2">* Slides (url)</text:p>
      <text:p text:style-name="P1">--------------</text:p>
      <text:p text:style-name="P1"></text:p>
      <text:p text:style-name="P1">* What background do people have?</text:p>
      <text:p text:style-name="P1"><text:s text:c="2"/>** in nltk?</text:p>
      <text:p text:style-name="P1"><text:s text:c="2"/>** nlp?</text:p>
      <text:p text:style-name="P1"><text:s text:c="2"/>** math?</text:p>
      <text:p text:style-name="P1"></text:p>
      <text:p text:style-name="P1"></text:p>
      <text:p text:style-name="P2">Background nlp</text:p>
      <text:p text:style-name="P1">--------------</text:p>
      <text:p text:style-name="P1"></text:p>
      <text:p text:style-name="P1"></text:p>
      <text:p text:style-name="P1">Background nltk</text:p>
      <text:p text:style-name="P1">---------------</text:p>
      <text:p text:style-name="P1">* Natural Language Toolkit: suite of libraries for natural language processing</text:p>
      <text:p text:style-name="P1">* Started as a project: University of Pennsylvania</text:p>
      <text:p text:style-name="P1">* basic stuff: observe statistics/properties of text</text:p>
      <text:p text:style-name="P1">* small scale: find basic word forms</text:p>
      <text:p text:style-name="P1">up to</text:p>
      <text:p text:style-name="P1">* compute language models</text:p>
      <text:p text:style-name="P1">* classify text</text:p>
      <text:p text:style-name="P1">* parsers etc.</text:p>
      <text:p text:style-name="P1"></text:p>
      <text:p text:style-name="P1">May be motivation here:</text:p>
      <text:p text:style-name="P1">-----------------------</text:p>
      <text:p text:style-name="P1">* so I decided it would be basically impossible to cover all nltk could do in 20 mins</text:p>
      <text:p text:style-name="P1">* and also boring: you could simply get the book (tutorial) and walk through it yourself</text:p>
      <text:p text:style-name="P1">* in fact, I do recommend doing that!</text:p>
      <text:p text:style-name="P1">* so instead I decided to focus on a small subset of things and explain how does it actually work</text:p>
      <text:p text:style-name="P1"></text:p>
      <text:p text:style-name="P1"></text:p>
      <text:p text:style-name="P1"><text:span text:style-name="T1">Demo</text:span></text:p>
      <text:p text:style-name="P1">----</text:p>
      <text:p text:style-name="P1">&gt; import nltk</text:p>
      <text:p text:style-name="P1"><text:soft-page-break/>&gt; from nltk.book import *</text:p>
      <text:p text:style-name="P1">&gt; ' '.join(text2[:106]) # Prints first 150 words of text2</text:p>
      <text:p text:style-name="P1">&gt; text2.generate()</text:p>
      <text:p text:style-name="P1"></text:p>
      <text:p text:style-name="P1">(or pick another example text)</text:p>
      <text:p text:style-name="P1">(or let audience choose)</text:p>
      <text:p text:style-name="P1"></text:p>
      <text:p text:style-name="P1">-----------------------------</text:p>
      <text:p text:style-name="P1"></text:p>
      <text:p text:style-name="P1">&gt; import nltk</text:p>
      <text:p text:style-name="P1">&gt; nltk.corpus.gutenberg.fileids() <text:s text:c="23"/># ships with some data</text:p>
      <text:p text:style-name="P1">&gt; alice = nltk.corpus.gutenberg.words('carroll-alice.txt')</text:p>
      <text:p text:style-name="P1">&gt; ' <text:s/>'.join(alice[20:188])</text:p>
      <text:p text:style-name="P1"></text:p>
      <text:p text:style-name="P1"></text:p>
      <text:p text:style-name="P2">Take a step back</text:p>
      <text:p text:style-name="P1">----------------</text:p>
      <text:p text:style-name="P1"></text:p>
      <text:p text:style-name="P1">* What does the generate() function do?</text:p>
      <text:p text:style-name="P1"></text:p>
      <text:p text:style-name="P1">/path/to/nltk/sources -&gt; text.py -&gt; class Text() -&gt; generate()</text:p>
      <text:p text:style-name="P1"></text:p>
      <text:p text:style-name="P1">* Magic?</text:p>
      <text:p text:style-name="P1">* Key stuff: NgramModel() + estimator</text:p>
      <text:p text:style-name="P1">* tokenwrap -&gt; just prettify output</text:p>
      <text:p text:style-name="P1"></text:p>
      <text:p text:style-name="P1">----</text:p>
      <text:p text:style-name="P1"></text:p>
      <text:p text:style-name="P2">* what's a ngram?</text:p>
      <text:p text:style-name="P1">-----------------</text:p>
      <text:p text:style-name="P1"></text:p>
      <text:p text:style-name="P1"><text:s text:c="2"/>** a sequence of n consecutive words</text:p>
      <text:p text:style-name="P1"><text:s text:c="2"/>** so the bigrams in a text would be all sequences of two consecutive words in a text</text:p>
      <text:p text:style-name="P1"><text:s text:c="2"/>** TODO example!</text:p>
      <text:p text:style-name="P1"></text:p>
      <text:p text:style-name="P1"></text:p>
      <text:p text:style-name="P2">What is a (probabilistic) language model?</text:p>
      <text:p text:style-name="P1">-----------------------------------------</text:p>
      <text:p text:style-name="P1">(if there's nothing else just go along with stuff on slide)</text:p>
      <text:p text:style-name="P1"></text:p>
      <text:p text:style-name="P2">Some maths</text:p>
      <text:p text:style-name="P1">----------</text:p>
      <text:p text:style-name="P1">* Quick preview of mathematical backgrounds</text:p>
      <text:p text:style-name="P1"></text:p>
      <text:p text:style-name="P1"></text:p>
      <text:p text:style-name="P2">How do we compute the probabilities</text:p>
      <text:p text:style-name="P1">-----------------------------------</text:p>
      <text:p text:style-name="P1"><text:soft-page-break/>* Just count the occurancies?</text:p>
      <text:p text:style-name="P1">* NO!</text:p>
      <text:p text:style-name="P1">* we cannot do that. there are too many possible sentences; we'll never see them all.</text:p>
      <text:p text:style-name="P1"></text:p>
      <text:p text:style-name="P1"></text:p>
      <text:p text:style-name="P2">Markov assumption: simplify!</text:p>
      <text:p text:style-name="P1">----------------------------</text:p>
      <text:p text:style-name="P1">the probability for the upcoming word given the whole context -&gt; similar to probability for it given the last couple of words</text:p>
      <text:p text:style-name="P1"></text:p>
      <text:p text:style-name="P1"></text:p>
      <text:p text:style-name="P2">Simplest case: Unigrams</text:p>
      <text:p text:style-name="P1">-----------------------</text:p>
      <text:p text:style-name="P1">* we just use the probabilities for every word as if it was on its own</text:p>
      <text:p text:style-name="P1">* no conditions</text:p>
      <text:p text:style-name="P1"></text:p>
      <text:p text:style-name="P2">Ngram models -&gt; bigrams</text:p>
      <text:p text:style-name="P1">-----------------------</text:p>
      <text:p text:style-name="P1">* we condition on the previous word</text:p>
      <text:p text:style-name="P1"></text:p>
      <text:p text:style-name="P1"></text:p>
      <text:p text:style-name="P2">Ngram models -&gt; trigrams</text:p>
      <text:p text:style-name="P1">------------------------</text:p>
      <text:p text:style-name="P1">* or we can condition on the previous 2 words</text:p>
      <text:p text:style-name="P1">* ngram models are imperfect models of language!</text:p>
      <text:p text:style-name="P1">* language has long distance relationships (example?)</text:p>
      <text:p text:style-name="P1">* but they are simpler and often good enough for the applications we are trying to implement</text:p>
      <text:p text:style-name="P1"></text:p>
      <text:p text:style-name="P1">* we can get even longer ngrams!</text:p>
      <text:p text:style-name="P1">* caution: overfitting!</text:p>
      <text:p text:style-name="P1"></text:p>
      <text:p text:style-name="P2">Language models</text:p>
      <text:p text:style-name="P1">---------------</text:p>
      <text:p text:style-name="P1">* machine learning! we train the model we chose on a training set</text:p>
      <text:p text:style-name="P1">* if we use a ngram model in its "pure" form, no unseen ngrams could be predicted</text:p>
      <text:p text:style-name="P1">* and the best language model is one that best predicts an (unseen) test set</text:p>
      <text:p text:style-name="P1">* so we need to do generalization</text:p>
      <text:p text:style-name="P1">* that is what we need the estimator for (and for smoothing)</text:p>
      <text:p text:style-name="P1"></text:p>
      <text:p text:style-name="P1"></text:p>
      <text:p text:style-name="P2">Generalization</text:p>
      <text:p text:style-name="P1">--------------</text:p>
      <text:p text:style-name="P1">* Intuition if we haven't seen a ngram in the training set, its probability is 0</text:p>
      <text:p text:style-name="P1">* so we have no chance to predict it</text:p>
      <text:p text:style-name="P1">* but there is a high chance that we get test sets with ngrams we haven't seen yet</text:p>
      <text:p text:style-name="P1">* so we want to do something about it</text:p>
      <text:p text:style-name="P1"></text:p>
      <text:p text:style-name="P1"><text:soft-page-break/>one approach</text:p>
      <text:p text:style-name="P1">|</text:p>
      <text:p text:style-name="P1">v</text:p>
      <text:p text:style-name="P1"></text:p>
      <text:p text:style-name="P2">Generalization Add 1/ Laplace smoothing</text:p>
      <text:p text:style-name="P1">---------------------------------------</text:p>
      <text:p text:style-name="P1">* intuition: when we count occurencies in the training set, we add 1 to all counts</text:p>
      <text:p text:style-name="P1">* that way we have a small probability "set apart" for unseen stuff (the zeroes become ones)</text:p>
      <text:p text:style-name="P1"></text:p>
      <text:p text:style-name="P1">* not really used with ngrams</text:p>
      <text:p text:style-name="P1">* changes probabilities massively! (when we recompute them according to the new counts)</text:p>
      <text:p text:style-name="P1">* used in domain where number of zeroes which need to be smoothed isn't so enormous</text:p>
      <text:p text:style-name="P1"></text:p>
      <text:p text:style-name="P1"></text:p>
      <text:p text:style-name="P2">Generalization: Backoff</text:p>
      <text:p text:style-name="P1">-----------------------</text:p>
      <text:p text:style-name="P1">* NgramModel() uses another method -&gt; backoff</text:p>
      <text:p text:style-name="P1">* Intuition: use less context for unknown stuff</text:p>
      <text:p text:style-name="P1">* so if we have good evidence we use trigrams (e.g. if we have seen a trigram many times and are confident that it is a good estimator), otherwise bigrams, otherwise unigrams</text:p>
      <text:p text:style-name="P1"></text:p>
      <text:p text:style-name="P1">* show source here? NgramModel -&gt; prob() ?</text:p>
      <text:p text:style-name="P1"></text:p>
      <text:p text:style-name="P1"></text:p>
      <text:p text:style-name="P2">Taking another look</text:p>
      <text:p text:style-name="P1">-------------------</text:p>
      <text:p text:style-name="P1">* do we get it?</text:p>
      <text:p text:style-name="P1">* we generate a conditional probability distribution</text:p>
      <text:p text:style-name="P1">* we generate a trigram model based on an input text</text:p>
      <text:p text:style-name="P1">* the model uses the probs to estimate its backoff parameters</text:p>
      <text:p text:style-name="P1">* we use the model to predict the next word</text:p>
      <text:p text:style-name="P1">* we do the nice output</text:p>
      <text:p text:style-name="P1"></text:p>
      <text:p text:style-name="P2">Wrap up</text:p>
      <text:p text:style-name="P1">-------</text:p>
      <text:p text:style-name="P1">* what can we/you do next?</text:p>
      <text:p text:style-name="P1">* get nltk and try stuff out!</text:p>
      <text:p text:style-name="P1">* get the book!</text:p>
      <text:p text:style-name="P1">* talk to some chatbots :)</text:p>
      <text:p text:style-name="P1"></text:p>
      <text:p text:style-name="P2">Sources</text:p>
      <text:p text:style-name="P1">-------</text:p>
      <text:p text:style-name="P1">* thanks to..</text:p>
      <text:p text:style-name="P1"></text:p>
      <text:p text:style-name="P2">Questions? Feedback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2:13:33.393840548</meta:creation-date>
    <dc:date>2015-02-19T12:16:04.587513714</dc:date>
    <meta:editing-duration>P0D</meta:editing-duration>
    <meta:editing-cycles>1</meta:editing-cycles>
    <meta:document-statistic meta:table-count="0" meta:image-count="0" meta:object-count="0" meta:page-count="4" meta:paragraph-count="185" meta:word-count="806" meta:character-count="4915" meta:non-whitespace-character-count="4026"/>
    <meta:generator>LibreOffice/4.2.7.2$Linux_X86_64 LibreOffice_project/420m0$Build-2</meta:generator>
  </office:meta>
</office:document-meta>
</file>